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0c1060" officeooo:paragraph-rsid="000c1060" style:font-size-asian="9.14999961853027pt" style:font-size-complex="10.5pt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 asdf heard quiet steps behind him. That didn't bode well. Who could be following him this late at night and in this ca­nonical deadbeat part of town? And at this particular moment, just after he pulled off the time making off with the greenbacks.</text:p>
      <text:p text:style-name="P1"><draw:frame draw:style-name="fr1" draw:name="Frame1" text:anchor-type="paragraph" svg:width="18.521cm" draw:z-index="0"><draw:text-box fo:min-height="1.032cm"><text:p text:style-name="P1"/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9cm" fo:margin-right="1.13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7-01-18T16:38:26.686179332</meta:creation-date>
    <dc:date>2017-01-18T16:44:16.854533818</dc:date>
    <meta:editing-duration>PT1M18S</meta:editing-duration>
    <meta:editing-cycles>4</meta:editing-cycles>
    <meta:generator>LibreOfficeDev/5.4.0.0.alpha0$Linux_X86_64 LibreOffice_project/b6dcd5aa346e3b31ea41bce4ae8607adf19a1ccc</meta:generator>
    <dc:creator>Miklos Vajna</dc:creator>
    <meta:document-statistic meta:table-count="0" meta:image-count="0" meta:object-count="0" meta:page-count="1" meta:paragraph-count="1" meta:word-count="45" meta:character-count="249" meta:non-whitespace-character-count="205"/>
  </office:meta>
</office:document-meta>
</file>